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b7dda"/>
    </style:style>
    <style:style style:name="P2" style:family="paragraph" style:parent-style-name="Text_20_body" style:list-style-name="L1">
      <style:text-properties officeooo:paragraph-rsid="000b7dda"/>
    </style:style>
    <style:style style:name="P3" style:family="paragraph" style:parent-style-name="Text_20_body" style:list-style-name="L1">
      <style:text-properties officeooo:rsid="000b7dda" officeooo:paragraph-rsid="000b7dda"/>
    </style:style>
    <style:style style:name="P4" style:family="paragraph" style:parent-style-name="Heading_20_1">
      <style:text-properties officeooo:paragraph-rsid="000b7dda"/>
    </style:style>
    <style:style style:name="T1" style:family="text">
      <style:text-properties officeooo:rsid="000a8a34"/>
    </style:style>
    <style:style style:name="T2" style:family="text">
      <style:text-properties officeooo:rsid="000b7dda"/>
    </style:style>
    <style:style style:name="T3" style:family="text">
      <style:text-properties officeooo:rsid="000c35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vre</text:p>
      <text:h text:style-name="Heading_20_1" text:outline-level="1">Chapitre 1</text:h>
      <text:h text:style-name="P4" text:outline-level="1">Chapitre 2</text:h>
      <text:p text:style-name="P1">Les maillages utilisés seront : </text:p>
      <text:list xml:id="list3269594053" text:style-name="L1">
        <text:list-item>
          <text:p text:style-name="P2"><text:span text:style-name="T2">stanfordBunny.obj</text:span></text:p>
        </text:list-item>
        <text:list-item>
          <text:p text:style-name="P3">nefertiti.obj</text:p>
        </text:list-item>
        <text:list-item>
          <text:p text:style-name="P3">happyBouddha.<text:span text:style-name="T3">obj</text:span></text:p>
        </text:list-item>
      </text:list>
      <text:h text:style-name="Heading_20_2" text:outline-level="2"><text:span text:style-name="T1">1) </text:span>Boite englobante et barycentre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54:27.369497300</meta:creation-date>
    <dc:date>2019-10-12T16:02:34.933786446</dc:date>
    <meta:editing-duration>PT8M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21" meta:character-count="139" meta:non-whitespace-character-count="128"/>
  </office:meta>
</office:document-meta>
</file>